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29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31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convolution algorithms</text:p>
          </draw:text-box>
        </draw:frame>
        <draw:frame presentation:style-name="pr2" draw:layer="layout" svg:width="25.199cm" svg:height="4.318cm" svg:x="1.401cm" svg:y="14.986cm">
          <draw:text-box>
            <text:p>Oleynikov Vladislav</text:p>
            <text:p>Italy, Napoli, December 2016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al signal</text:p>
          </draw:text-box>
        </draw:frame>
        <draw:frame draw:style-name="gr2" draw:text-style-name="P1" draw:layer="layout" svg:width="8.339cm" svg:height="3.542cm" svg:x="4.064cm" svg:y="5.588cm">
          <draw:text-box>
            <text:p text:style-name="P1">x(t) = \mu ^2 (t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2:25:25.695190035</meta:creation-date>
    <dc:date>2016-12-02T14:03:23.906279415</dc:date>
    <meta:editing-duration>PT1H22M48S</meta:editing-duration>
    <meta:editing-cycles>5</meta:editing-cycles>
    <meta:generator>LibreOffice/4.3.7.2$Linux_X86_64 LibreOffice_project/430$Build-2</meta:generator>
    <meta:document-statistic meta:object-count="29"/>
  </office:meta>
</office:document-meta>
</file>